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2" style:family="paragraph" style:parent-style-name="Text_20_body">
      <style:paragraph-properties fo:line-height="150%"/>
      <style:text-properties style:font-name="Arial"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gene Bewertung von Ablauf und Ergebnis (Selbstreflexion)</text:p>
      <text:p text:style-name="P2">Der Verlauf der Arbeit lief sehr gut ab. Es gab keine Probleme in der Zusammenarbeit. Der <text:s/>Grund dafür war, das jeder seine Aufgaben gewissenhaft erfüllt hat. So gab es keine Verzögerung in der Weiterarbeit des Projekts<text:line-break/>Bei weiterem bearbeiten, ist uns aufgefallen, dass man das Spielprinzip hätte besser umsetzten können. Man könnte die Skripte Spiel starten, Spiel, Spiel Ergebnis und die Rundenübersicht in ein Skript schreiben. So könnte man mögliches schummeln verhin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5T17:06:07.50</meta:creation-date>
    <dc:date>2017-04-26T12:56:03.20</dc:date>
    <meta:editing-duration>PT54M52S</meta:editing-duration>
    <meta:editing-cycles>5</meta:editing-cycles>
    <meta:generator>OpenOffice/4.1.2$Win32 OpenOffice.org_project/412m3$Build-9782</meta:generator>
    <meta:document-statistic meta:table-count="0" meta:image-count="0" meta:object-count="0" meta:page-count="1" meta:paragraph-count="2" meta:word-count="79" meta:character-count="535"/>
  </office:meta>
</office:document-meta>
</file>